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BeanDefinitionParserTests.testBionicBas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BeanDefinitionParserTests.testBionicSecondLevel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BeanDefinitionParserTests.getBionicFami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BeanDefinitionParserTests.testBionicFirstLevel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BeanDefinitionParser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BeanDefinitionPars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